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9000001661D03EB5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7.064cm" fo:margin-left="9.932cm" table:align="left"/>
    </style:style>
    <style:style style:name="Table2.A" style:family="table-column">
      <style:table-column-properties style:column-width="7.064cm"/>
    </style:style>
    <style:style style:name="Table2.A1" style:family="table-cell">
      <style:table-cell-properties fo:padding="0.097cm" fo:border="none"/>
    </style:style>
    <style:style style:name="Table1" style:family="table">
      <style:table-properties style:width="7.779cm" table:align="left"/>
    </style:style>
    <style:style style:name="Table1.A" style:family="table-column">
      <style:table-column-properties style:column-width="7.779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7.038cm" table:align="left"/>
    </style:style>
    <style:style style:name="Table3.A" style:family="table-column">
      <style:table-column-properties style:column-width="0.82cm"/>
    </style:style>
    <style:style style:name="Table3.B" style:family="table-column">
      <style:table-column-properties style:column-width="1.217cm"/>
    </style:style>
    <style:style style:name="Table3.C" style:family="table-column">
      <style:table-column-properties style:column-width="1.323cm"/>
    </style:style>
    <style:style style:name="Table3.D" style:family="table-column">
      <style:table-column-properties style:column-width="0.318cm"/>
    </style:style>
    <style:style style:name="Table3.E" style:family="table-column">
      <style:table-column-properties style:column-width="1.058cm"/>
    </style:style>
    <style:style style:name="Table3.F" style:family="table-column">
      <style:table-column-properties style:column-width="0.344cm"/>
    </style:style>
    <style:style style:name="Table3.G" style:family="table-column">
      <style:table-column-properties style:column-width="1.958cm"/>
    </style:style>
    <style:style style:name="Table3.A1" style:family="table-cell">
      <style:table-cell-properties fo:padding="0.097cm" fo:border="none"/>
    </style:style>
    <style:style style:name="Table3.A4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G4" style:family="table-cell">
      <style:table-cell-properties fo:padding="0.097cm" fo:border="0.05pt solid #000000"/>
    </style:style>
    <style:style style:name="Table3.A5" style:family="table-cell">
      <style:table-cell-properties fo:padding="0.097cm" fo:border-left="0.05pt solid #000000" fo:border-right="none" fo:border-top="none" fo:border-bottom="0.05pt solid #000000"/>
    </style:style>
    <style:style style:name="Table3.G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 fo:padding="0cm" fo:border="none" style:join-border="false"/>
      <style:text-properties fo:font-weight="normal" style:font-weight-asian="normal" style:font-weight-complex="normal"/>
    </style:style>
    <style:style style:name="P5" style:family="paragraph" style:parent-style-name="Table_20_Contents">
      <style:text-properties fo:font-weight="normal" style:font-weight-asian="normal" style:font-weight-complex="normal"/>
    </style:style>
    <style:style style:name="P6" style:family="paragraph" style:parent-style-name="Contents_20_1">
      <style:paragraph-properties fo:text-align="end" style:justify-single-word="false"/>
    </style:style>
    <style:style style:name="P7" style:family="paragraph" style:parent-style-name="Contents_20_1">
      <style:text-properties fo:font-weight="bold" style:font-weight-asian="bold" style:font-weight-complex="bold"/>
    </style:style>
    <style:style style:name="P8" style:family="paragraph" style:parent-style-name="Text_20_body">
      <style:paragraph-properties fo:text-align="start" style:justify-single-word="false"/>
      <style:text-properties fo:font-weight="normal" style:font-weight-asian="normal" style:font-weight-complex="normal"/>
    </style:style>
    <style:style style:name="P9" style:family="paragraph" style:parent-style-name="Standard" style:master-page-name="First_20_Page">
      <style:paragraph-properties style:page-number="auto"/>
    </style:style>
    <style:style style:name="P10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text-input text:description="&lt;setLang(user.lang or 'fr_FR')&gt;">&lt;setLang(user.lang or 'fr_FR')&gt;</text:text-input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text-input text:description="&lt;if test=&quot;o.receiver_partner is True&quot;&gt;">&lt;if test="o.receiver_partner is True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title.name&gt;">&lt;o.partner_id.title.name&gt;</text:text-input> <text:text-input text:description="&lt;o.partner_id.name&gt;">&lt;o.partner_id.name&gt;</text:text-input> <text:text-input text:description="&lt;o.partner_id.firstname&gt;">&lt;o.partner_id.firstname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partner_id.street&quot;&gt;">&lt;if test="o.partner_id.street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street&gt;">&lt;o.partner_id.street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partner_id.street2&gt;"/><text:text-input text:description="&lt;if test=&quot;o.partner_id.street2&quot;&gt;">&lt;if test="o.partner_id.street2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street2&gt;">&lt;o.partner_id.street2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partner_id.PO_box&quot;&gt;">&lt;if test="o.partner_id.PO_box&gt;</text:text-input></text:p>
          </table:table-cell>
        </table:table-row>
        <table:table-row>
          <table:table-cell table:style-name="Table2.A1" office:value-type="string">
            <text:p text:style-name="Table_20_Contents">BP <text:text-input text:description="&lt;o.partner_id.PO_box&gt;">&lt;o.partner_id.PO_box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zip&gt;">&lt;o.partner_id.zip&gt;</text:text-input> <text:text-input text:description="&lt;o.partner_id.city&gt;">&lt;o.partner_id.city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partner is False&quot;&gt;">&lt;if test="o.receiver_partner is False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title.name&gt;">&lt;o.receiver_id.title.name&gt;</text:text-input> <text:text-input text:description="&lt;o.receiver_id.name&gt;">&lt;o.receiver_id.name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id.street&quot;&gt;">&lt;if test="o.receiver_id.street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street&gt;">&lt;o.receiver_id.street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id.street2&quot;&gt;">&lt;if test="o.receiver_id.street2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street2&gt;">&lt;o.receiver_id.street2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id.PO_box&quot;&gt;">&lt;if test="o.receiver_id.PO_box"&gt;</text:text-input></text:p>
          </table:table-cell>
        </table:table-row>
        <table:table-row>
          <table:table-cell table:style-name="Table2.A1" office:value-type="string">
            <text:p text:style-name="Table_20_Contents">BP <text:text-input text:description="&lt;o.receiver_id.PO_box&gt;">&lt;o.receiver_id.PO_box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zip&gt;">&lt;o.receiver_id.zip&gt;</text:text-input> <text:text-input text:description="&lt;o.receiver_id.city&gt;">&lt;o.receiver_id.city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</table:table>
      <text:p text:style-name="Standard"/>
      <text:p text:style-name="P3">Le <text:text-input text:description="&lt;formatLang(o.meeting_id.date,date=True)&gt;">&lt;formatLang(o.meeting_id.date,date=True)&gt;</text:text-input></text:p>
      <text:p text:style-name="P2"/>
      <table:table table:name="Table1" table:style-name="Table1">
        <table:table-column table:style-name="Table1.A"/>
        <table:table-row>
          <table:table-cell table:style-name="Table1.A1" office:value-type="string">
            <text:p text:style-name="P2"><text:text-input text:description="&lt;for each=&quot;line in o.cc_ids&quot;&gt;">For loop on cc</text:text-input></text:p>
          </table:table-cell>
        </table:table-row>
        <table:table-row>
          <table:table-cell table:style-name="Table1.A2" office:value-type="string">
            <text:p text:style-name="P2">Cc : <text:text-input text:description="&lt;line.title.name&gt;">title</text:text-input> <text:text-input text:description="&lt;line.name&gt;">partner_id.name</text:text-input></text:p>
          </table:table-cell>
        </table:table-row>
        <table:table-row>
          <table:table-cell table:style-name="Table1.A2" office:value-type="string">
            <text:p text:style-name="P2"><text:text-input text:description="&lt;/for&gt;">close loop</text:text-input></text:p>
          </table:table-cell>
        </table:table-row>
        <table:table-row>
          <table:table-cell table:style-name="Table1.A2" office:value-type="string">
            <text:p text:style-name="P2"><text:text-input text:description="&lt;if test=&quot;o.cc_partner&quot;&gt;">if test</text:text-input></text:p>
          </table:table-cell>
        </table:table-row>
        <table:table-row>
          <table:table-cell table:style-name="Table1.A2" office:value-type="string">
            <text:p text:style-name="P2">Cc : <text:text-input text:description="&lt;o.partner_id.fullname&gt;">fullname</text:text-input></text:p>
          </table:table-cell>
        </table:table-row>
        <table:table-row>
          <table:table-cell table:style-name="Table1.A2" office:value-type="string">
            <text:p text:style-name="P2"><text:text-input text:description="&lt;/if&gt;">end if</text:text-input></text:p>
          </table:table-cell>
        </table:table-row>
      </table:table>
      <text:p text:style-name="P2"/>
      <text:p text:style-name="Standard"><text:text-input text:description="&lt;if test=&quot;o.receiver_partner is True&quot;&gt;">&lt;if test="o.receiver_partner is True"&gt;</text:text-input></text:p>
      <text:p text:style-name="P4"><text:text-input text:description="&lt;o.partner_id.title.name&gt;">&lt;o.partner_id.title.name&gt;</text:text-input>,</text:p>
      <text:p text:style-name="P1"><text:text-input text:description="&lt;/if&gt;">&lt;/if&gt;</text:text-input></text:p>
      <text:p text:style-name="P1"><text:text-input text:description="&lt;if test=&quot;o.receiver_partner is False&quot;&gt;">&lt;if test="o.receiver_partner is False"&gt;</text:text-input></text:p>
      <text:p text:style-name="P4"><text:text-input text:description="&lt;if test=&quot;o.honorific is True&quot;&gt;">&lt;if test="o.honorific is True"&gt;</text:text-input></text:p>
      <text:p text:style-name="P4"><text:text-input text:description="&lt;if test=&quot;o.receiver_id.gender =='F'&quot;&gt;">&lt;if test="o.receiver_id.gender =='F'&gt;</text:text-input>Chère consoeur,<text:text-input text:description="&lt;/if&gt;">&lt;/if&gt;</text:text-input></text:p>
      <text:p text:style-name="P4"><text:text-input text:description="&lt;if test=&quot;o.receiver_id.gender =='M'&quot;&gt;">&lt;if test="o.receiver_id.gender =='M'&gt;</text:text-input>Cher confrère,<text:text-input text:description="&lt;/if&gt;">&lt;/if&gt;</text:text-input></text:p>
      <text:p text:style-name="P4"><text:text-input text:description="&lt;/if&gt;">&lt;/if&gt;</text:text-input></text:p>
      <text:p text:style-name="P4"><text:text-input text:description="&lt;/if&gt;">&lt;/if&gt;</text:text-input></text:p>
      <text:p text:style-name="P4"><text:text-input text:description="&lt;if test=&quot;o.honorific is False&quot;&gt;">&lt;if test="o.honorific is False"&gt;</text:text-input><text:text-input text:description="&lt;o.receiver_id.firstname&gt;">&lt;o.receiver_id.firstname&gt;</text:text-input>,<text:text-input text:description="&lt;/if&gt;">&lt;/if&gt;</text:text-input></text:p>
      <text:p text:style-name="Standard"><text:text-input text:description="&lt;if test=&quot;o.receiver_partner is True&quot;&gt;">&lt;if test="o.receiver_partner is True"&gt;</text:text-input></text:p>
      <text:p text:style-name="P4"><text:soft-page-break/>Je fais suite à votre consultation de ce jour.</text:p>
      <text:p text:style-name="P4"><text:text-input text:description="&lt;/if&gt;">&lt;/if&gt;</text:text-input></text:p>
      <text:p text:style-name="P4"><text:text-input text:description="&lt;if test=&quot;o.receiver_partner is False&quot;&gt;">&lt;if test="o.receiver_partner is False"&gt;</text:text-input></text:p>
      <text:p text:style-name="P4">Je <text:text-input text:description="&lt;if test=&quot;o.honorific is True&quot;&gt;">&lt;if test="o.honorific is True"&gt;</text:text-input>vous<text:text-input text:description="&lt;/if&gt;">&lt;/if&gt;</text:text-input><text:text-input text:description="&lt;if test=&quot;o.honorific is False&quot;&gt;">&lt;if test="o.honorific is False"&gt;</text:text-input>te<text:text-input text:description="&lt;/if&gt;">&lt;/if&gt;</text:text-input> remercie de m'avoir adressé <text:text-input text:description="&lt;if test=&quot;o.honorific is True&quot;&gt;">&lt;if test="o.honorific is True"&gt;</text:text-input>votre<text:text-input text:description="&lt;/if&gt;">&lt;/if&gt;</text:text-input><text:text-input text:description="&lt;if test=&quot;o.partner_id.gender =='F'&quot;&gt;">&lt;if test="o.partner_id.gender =='F'"&gt;</text:text-input> patiente<text:text-input text:description="&lt;/if&gt;">&lt;/if&gt;</text:text-input> <text:text-input text:description="&lt;if test=&quot;o.partner_id.gender =='M'&quot;&gt;">&lt;if test="o.partner_id.gender =='M'"&gt;</text:text-input>patient<text:text-input text:description="&lt;/if&gt;">&lt;/if&gt;</text:text-input><text:text-input text:description="&lt;if test=&quot;o.honorific is False&quot;&gt;">&lt;if test="o.honorific is False"&gt;</text:text-input> <text:text-input text:description="&lt;if test=&quot;o.partner_id.gender =='F'&quot;&gt;">&lt;if test="o.partner_id.gender =='F'"&gt;</text:text-input>ta patiente<text:text-input text:description="&lt;/if&gt;">&lt;/if&gt;</text:text-input> <text:text-input text:description="&lt;if test=&quot;o.partner_id.gender =='M'&quot;&gt;">&lt;if test="o.partner_id.gender =='M'"&gt;</text:text-input>ton patient<text:text-input text:description="&lt;/if&gt;">&lt;/if&gt;</text:text-input> <text:text-input text:description="&lt;/if&gt;">&lt;/if&gt;</text:text-input>, <text:text-input text:description="&lt;o.partner_id.title.name&gt;">&lt;o.partner_id.title.name&gt;</text:text-input> <text:text-input text:description="&lt;o.partner_id.firstname&gt;">&lt;o.partner_id.firstname&gt;</text:text-input> <text:text-input text:description="&lt;o.partner_id.name&gt;">&lt;o.partner_id.name&gt;</text:text-input> (<text:text-input text:description="&lt;if test=&quot;o.partner_id.gender =='M'&quot;&gt;">&lt;if test="o.partner_id.gender =='M'"&gt;</text:text-input>né<text:text-input text:description="&lt;/if&gt;">&lt;/if&gt;</text:text-input><text:text-input text:description="&lt;if test=&quot;o.partner_id.gender =='F'&quot;&gt;">&lt;if test="o.partner_id.gender =='F'"&gt;</text:text-input>née<text:text-input text:description="&lt;/if&gt;">&lt;/if&gt;</text:text-input> le <text:text-input text:description="&lt;formatLang(o.partner_id.dob,date=True)&gt;">dob</text:text-input>)</text:p>
      <text:p text:style-name="P4"><text:text-input text:description="&lt;/if&gt;">&lt;/if&gt;</text:text-input></text:p>
      <text:p text:style-name="P4"/>
      <text:p text:style-name="P4"><text:text-input text:description="&lt;o.meeting_id.chief_complaint&gt;">&lt;o.meeting_id.chief_complaint&gt;</text:text-input></text:p>
      <text:p text:style-name="P4"/>
      <text:p text:style-name="P2"><text:text-input text:description="&lt;for each='line in o.meeting_id.refraction_ids'&gt;">&lt;for each='line in o.meeting_id.refraction_ids'&gt;</text:text-input></text:p>
      <text:p text:style-name="P2"><text:text-input text:description="&lt;if test=&quot;line.va_type=='BCVA'&quot;&gt;">&lt;if test="line.va_ty='BCVA'"&gt;</text:text-input></text:p>
      <text:p text:style-name="P2"><text:text-input text:description="&lt;if test=&quot;o.receiver_partner is True&quot;&gt;">&lt;if test="o.receiver_partner is True"&gt;</text:text-input>Votre<text:text-input text:description="&lt;/if&gt;">&lt;/if&gt;</text:text-input><text:text-input text:description="&lt;if test=&quot;o.receiver_partner is False&quot;&gt;">&lt;if test="o.receiver_partner is False"&gt;</text:text-input>Sa<text:text-input text:description="&lt;/if&gt;">&lt;/if&gt;</text:text-input> meilleure acuité visuelle corrigée est à </text:p>
      <text:p text:style-name="P2">OD : <text:text-input text:description="&lt;line.va_od&gt;">va_od</text:text-input> <text:text-input text:description="&lt;if test=&quot;line.qualif_od&quot;&gt;">if qualif_od</text:text-input> (<text:text-input text:description="&lt;get_selection_item(line,'qualif_od')&gt;">&lt;get_selection_item(line,'qualif_od')&gt;</text:text-input>) <text:text-input text:description="&lt;/if&gt;">&lt;/if&gt;</text:text-input><text:text-input text:description="&lt;line.nv_od&gt;">nv_od</text:text-input></text:p>
      <text:p text:style-name="P2">OG : <text:text-input text:description="&lt;line.va_os&gt;">va_os</text:text-input> <text:text-input text:description="&lt;if test=&quot;line.qualif_os&quot;&gt;">if qualif_os</text:text-input> (<text:text-input text:description="&lt;get_selection_item(line,'qualif_os')&gt;">&lt;get_selection_item(line,'qualif_os')&gt;</text:text-input>) <text:text-input text:description="&lt;/if&gt;">&lt;/if&gt;</text:text-input><text:text-input text:description="&lt;line.nv_os&gt;">nv_os</text:text-input></text:p>
      <text:p text:style-name="P4"><text:text-input text:description="&lt;/if&gt;">&lt;/if&gt;</text:text-input></text:p>
      <text:p text:style-name="P2"><text:text-input text:description="&lt;/for&gt;">endfor</text:text-input></text:p>
      <text:p text:style-name="P2">L'examen à la lampe à fente montre :</text:p>
      <text:p text:style-name="P2"><text:text-input text:description="&lt;for each='line in o.meeting_id.sle_ids'&gt;">&lt;for each='line in o.meeting_id.refraction_ids'&gt;</text:text-input></text:p>
      <text:p text:style-name="P8"><text:text-input text:description="&lt;choose&gt;">&lt;choose&gt;</text:text-input></text:p>
      <text:p text:style-name="P8"><text:text-input text:description=""/><text:text-input text:description="&lt;when test=&quot;line.as_od == line.as_os&quot;&gt;">&lt;when test="line.as_od == line.as_os"&gt;</text:text-input></text:p>
      <text:p text:style-name="P8">ODG : <text:text-input text:description="&lt;line.as_od&gt;">as_od</text:text-input></text:p>
      <text:p text:style-name="P8"><text:text-input text:description="&lt;/when&gt;">&lt;/when&gt;</text:text-input></text:p>
      <text:p text:style-name="P8"><text:text-input text:description="&lt;otherwise&gt;">&lt;otherwise&gt;</text:text-input></text:p>
      <text:p text:style-name="P2">OD : <text:text-input text:description="&lt;line.as_od&gt;">as_od</text:text-input></text:p>
      <text:p text:style-name="P2">OG : <text:text-input text:description="&lt;line.as_os&gt;">as_os</text:text-input></text:p>
      <text:p text:style-name="P8"><text:text-input text:description="&lt;/otherwise&gt;">&lt;/otherwise&gt;</text:text-input></text:p>
      <text:p text:style-name="P2"><text:text-input text:description="&lt;/choose&gt;">&lt;/choose&gt;</text:text-input></text:p>
      <text:p text:style-name="P2"><text:text-input text:description="&lt;/for&gt;">&lt;/for&gt;</text:text-input></text:p>
      <text:p text:style-name="P2"><text:text-input text:description="&lt;for each=&quot;line in o.meeting_id.tono_ids&quot;&gt;">&lt;for each="line in o.meeting_id.tono_ids"&gt;</text:text-input></text:p>
      <text:p text:style-name="P8"><text:text-input text:description="&lt;choose&gt;">&lt;choose&gt;</text:text-input></text:p>
      <text:p text:style-name="P8"><text:text-input text:description=""/><text:text-input text:description="&lt;when test=&quot;line.iop_od == line.iop_os&quot;&gt;">&lt;when test="line.iop_od == line.iop_os"&gt;</text:text-input></text:p>
      <text:p text:style-name="P2">TO ODG: <text:text-input text:description="&lt;line.iop_od&gt;">&lt;line.iop_od&gt;</text:text-input>, à l'aplanation</text:p>
      <text:p text:style-name="P8"><text:text-input text:description="&lt;/when&gt;">&lt;/when&gt;</text:text-input></text:p>
      <text:p text:style-name="P8"><text:text-input text:description="&lt;otherwise&gt;">&lt;otherwise&gt;</text:text-input></text:p>
      <text:p text:style-name="P2">TO : OD: <text:text-input text:description="&lt;line.iop_od&gt;">&lt;line.iop_od&gt;</text:text-input> <text:s/>| <text:s/>OG:<text:text-input text:description="&lt;line.iop_os&gt;">&lt;line.iop_os&gt;</text:text-input></text:p>
      <text:p text:style-name="P8"><text:text-input text:description="&lt;/otherwise&gt;">&lt;/otherwise&gt;</text:text-input></text:p>
      <text:p text:style-name="P2"><text:text-input text:description="&lt;/choose&gt;">&lt;/choose&gt;</text:text-input></text:p>
      <text:p text:style-name="P2"><text:text-input text:description="&lt;/for&gt;">&lt;/for&gt;</text:text-input></text:p>
      <text:p text:style-name="P2">L'examen au biomicroscope indirect à la lentille Volk Superfied montre :</text:p>
      <text:p text:style-name="P2"><text:text-input text:description="&lt;for each='line in o.meeting_id.sle_ids'&gt;">&lt;for each='line in o.meeting_id.refraction_ids'&gt;</text:text-input></text:p>
      <text:p text:style-name="P8"><text:text-input text:description="&lt;choose&gt;">&lt;choose&gt;</text:text-input></text:p>
      <text:p text:style-name="P8"><text:text-input text:description=""/><text:text-input text:description="&lt;when test=&quot;line.ps_od == line.ps_os&quot;&gt;">&lt;when test="line.ps_od == line.ps_os"&gt;</text:text-input></text:p>
      <text:p text:style-name="P8">ODG : <text:text-input text:description="&lt;line.ps_od&gt;">ps_od</text:text-input></text:p>
      <text:p text:style-name="P8"><text:text-input text:description="&lt;/when&gt;">&lt;/when&gt;</text:text-input></text:p>
      <text:p text:style-name="P8"><text:text-input text:description="&lt;otherwise&gt;">&lt;otherwise&gt;</text:text-input></text:p>
      <text:p text:style-name="P2">OD : <text:text-input text:description="&lt;line.ps_od&gt;">ps_od</text:text-input></text:p>
      <text:p text:style-name="P2">OG : <text:text-input text:description="&lt;line.ps_os&gt;">ps_os</text:text-input></text:p>
      <text:p text:style-name="P8"><text:text-input text:description="&lt;/otherwise&gt;">&lt;/otherwise&gt;</text:text-input></text:p>
      <text:p text:style-name="P2"><text:soft-page-break/><text:text-input text:description="&lt;/choose&gt;">&lt;/choose&gt;</text:text-input></text:p>
      <text:p text:style-name="P2"><text:text-input text:description="&lt;/for&gt;">&lt;/for&gt;</text:text-input></text:p>
      <text:p text:style-name="P2">Conclusion :</text:p>
      <text:p text:style-name="P2"><text:text-input text:description="&lt;if test=&quot;o.receiver_partner is True&quot;&gt;">&lt;if test="o.receiver_partner is True"&gt;</text:text-input></text:p>
      <text:p text:style-name="P2">Je reste à votre disposition pour de plus amples renseignements.</text:p>
      <text:p text:style-name="P2">Veuillez agréer, <text:text-input text:description="&lt;o.partner_id.title.name&gt;">&lt;o.partner_id.title.name&gt;</text:text-input>, l'expression de mes meilleurs sentiments.</text:p>
      <text:p text:style-name="P2"><text:text-input text:description="&lt;/if&gt;">&lt;/if&gt;</text:text-input></text:p>
      <text:p text:style-name="P2"><text:text-input text:description="&lt;if test=&quot;o.receiver_partner is False&quot;&gt;">&lt;if test="o.receiver_partner is False"&gt;</text:text-input></text:p>
      <text:p text:style-name="P2">Bien confraternellement</text:p>
      <text:p text:style-name="P2"><text:text-input text:description="&lt;/if&gt;">&lt;/if&gt;</text:text-input></text:p>
      <text:p text:style-name="P3"><draw:frame draw:style-name="fr1" draw:name="graphics1" text:anchor-type="paragraph" svg:x="10.43cm" svg:y="0.208cm" svg:width="5.622cm" svg:height="1.803cm" draw:z-index="0"><draw:image xlink:href="Pictures/1000020100000409000001661D03EB55.png" xlink:type="simple" xlink:show="embed" xlink:actuate="onLoad"/></draw:frame><text:text-input text:description="&lt;user.signature&gt;">&lt;user.signature&gt;</text:text-input></text:p>
      <text:p text:style-name="P3"/>
      <text:p text:style-name="P2"><text:text-input text:description="&lt;if test=&quot;o.dictate_wpatient is True&quot;&gt;">&lt;if test="o.dictate_wpatient is True"&gt;</text:text-input></text:p>
      <text:p text:style-name="P2">Dicté en la présence du patient</text:p>
      <text:p text:style-name="P2"><text:text-input text:description="&lt;/if&gt;">endif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table:number-columns-spanned="3" office:value-type="string">
            <text:p text:style-name="P7">Réfraction : MAVC</text:p>
          </table:table-cell>
          <table:covered-table-cell/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table:number-columns-spanned="2" office:value-type="string">
            <text:p text:style-name="Table_20_Contents"><text:text-input text:description="&lt;for each='line in o.meeting_id.refraction_ids'&gt;">Loop on refraction_ids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table:number-columns-spanned="2" office:value-type="string">
            <text:p text:style-name="Table_20_Contents"><text:text-input text:description="&lt;if test=&quot;line.va_type=='BCVA'&quot;&gt;">if BCVA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4" office:value-type="string">
            <text:p text:style-name="Contents_20_1">OD :</text:p>
          </table:table-cell>
          <table:table-cell table:style-name="Table3.A4" office:value-type="string">
            <text:p text:style-name="Contents_20_1"><text:text-input text:description="&lt;if test=&quot;line.sph_od == False&quot;&gt;">&lt;if test="line.sph_od == False"&gt;</text:text-input>plan<text:span text:style-name="T1"><text:text-input text:description="&lt;/if&gt;">Close if</text:text-input></text:span><text:span text:style-name="T1"><text:text-input text:description="&lt;line.sph_od&gt;">sph_od</text:text-input></text:span></text:p>
          </table:table-cell>
          <table:table-cell table:style-name="Table3.A4" office:value-type="string">
            <text:p text:style-name="Contents_20_1"><text:text-input text:description="&lt;if test=&quot;line.cyl_od == False&quot;&gt;">&lt;if test="line.cyl_od == False"&gt;</text:text-input>/<text:span text:style-name="T1"><text:text-input text:description="&lt;/if&gt;">Close if</text:text-input></text:span><text:span text:style-name="T1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3.A4" office:value-type="string">
            <text:p text:style-name="Contents_20_1">à</text:p>
          </table:table-cell>
          <table:table-cell table:style-name="Table3.A4" office:value-type="string">
            <text:p text:style-name="P6"><text:text-input text:description="&lt;if test=&quot;line.axis_od == False&quot;&gt;">&lt;if test="line.axis_od == False"&gt;</text:text-input>/<text:span text:style-name="T1"><text:text-input text:description="&lt;/if&gt;">Close if</text:text-input></text:span><text:text-input text:description="&lt;line.axis_od&gt;">axis_od</text:text-input></text:p>
          </table:table-cell>
          <table:table-cell table:style-name="Table3.A4" office:value-type="string">
            <text:p text:style-name="Contents_20_1">°</text:p>
          </table:table-cell>
          <table:table-cell table:style-name="Table3.G4" office:value-type="string">
            <text:p text:style-name="Contents_20_1">Add <text:text-input text:description="&lt;line.add_od&gt;">add_od</text:text-input></text:p>
          </table:table-cell>
        </table:table-row>
        <table:table-row>
          <table:table-cell table:style-name="Table3.A5" office:value-type="string">
            <text:p text:style-name="Contents_20_1">OG :</text:p>
          </table:table-cell>
          <table:table-cell table:style-name="Table3.A5" office:value-type="string">
            <text:p text:style-name="Contents_20_1"><text:text-input text:description="&lt;if test=&quot;line.sph_os == False&quot;&gt;">&lt;if test="line.sph_os == False"&gt;</text:text-input>plan<text:span text:style-name="T1"><text:text-input text:description="&lt;/if&gt;">Close if</text:text-input></text:span><text:text-input text:description="&lt;line.sph_os&gt;">sph_os</text:text-input></text:p>
          </table:table-cell>
          <table:table-cell table:style-name="Table3.A5" office:value-type="string">
            <text:p text:style-name="Contents_20_1"><text:text-input text:description="&lt;if test=&quot;line.cyl_os == False&quot;&gt;">&lt;if test="line.cyl_os == False"&gt;</text:text-input>/<text:span text:style-name="T1"><text:text-input text:description="&lt;/if&gt;">Close if</text:text-input></text:span><text:span text:style-name="T1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3.A5" office:value-type="string">
            <text:p text:style-name="Contents_20_1">à</text:p>
          </table:table-cell>
          <table:table-cell table:style-name="Table3.A5" office:value-type="string">
            <text:p text:style-name="P6"><text:text-input text:description="&lt;if test=&quot;line.axis_os == False&quot;&gt;">&lt;if test="line.axis_os == False"&gt;</text:text-input>/<text:span text:style-name="T1"><text:text-input text:description="&lt;/if&gt;">Close if</text:text-input></text:span><text:text-input text:description="&lt;line.axis_os&gt;">axis_os</text:text-input></text:p>
          </table:table-cell>
          <table:table-cell table:style-name="Table3.A5" office:value-type="string">
            <text:p text:style-name="Contents_20_1">°</text:p>
          </table:table-cell>
          <table:table-cell table:style-name="Table3.G5" office:value-type="string">
            <text:p text:style-name="Contents_20_1">Add <text:text-input text:description="&lt;line.add_os&gt;">add_os</text:text-input></text:p>
          </table:table-cell>
        </table:table-row>
        <table:table-row>
          <table:table-cell table:style-name="Table3.A1" office:value-type="string">
            <text:p text:style-name="P5"><text:text-input text:description="&lt;/if&gt;">Close if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Table_20_Contents"><text:text-input text:description="&lt;/for&gt;">Close loop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tab-stops/>
        <style:background-image/>
      </style:paragraph-properties>
      <style:text-properties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cm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8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center" style:display-name="Header center" style:family="paragraph" style:next-style-name="Header_20_left" style:class="extra">
      <style:paragraph-properties fo:text-align="center" style:justify-single-word="false"/>
      <style:text-properties fo:font-size="8pt" style:font-size-asian="10.5pt"/>
    </style:style>
    <style:style style:name="Header_20_left" style:display-name="Header left" style:family="paragraph" style:parent-style-name="Standard" style:class="extra">
      <style:paragraph-properties fo:margin-top="0cm" fo:margin-bottom="0cm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8pt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1T00:33:35</meta:creation-date>
    <meta:generator>LibreOffice/3.5$Linux_X86_64 LibreOffice_project/350m1$Build-2</meta:generator>
    <dc:date>2015-03-30T22:12:31</dc:date>
    <meta:editing-duration>P1DT1H43M31S</meta:editing-duration>
    <meta:editing-cycles>184</meta:editing-cycles>
    <dc:creator>L. FRANCOIS</dc:creator>
    <meta:document-statistic meta:table-count="3" meta:image-count="1" meta:object-count="0" meta:page-count="3" meta:paragraph-count="123" meta:word-count="390" meta:character-count="3722" meta:non-whitespace-character-count="3448"/>
  </office:meta>
</office:document-meta>
</file>